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meta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OpenSymbol" svg:font-family="OpenSymbol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164cm" fo:min-width="3.452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fill-color="#ffffff" draw:opacity="50%" draw:opacity-name="" draw:textarea-horizontal-align="justify" draw:textarea-vertical-align="middle" draw:auto-grow-height="false" fo:min-height="4.691cm" fo:min-width="4.89cm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fff" draw:opacity="50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.999cm" svg:height="0.999cm" svg:x="10.431cm" svg:y="10.79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>
          <draw:custom-shape draw:style-name="gr2" draw:text-style-name="P2" draw:layer="layout" svg:width="5.588cm" svg:height="4.826cm" svg:x="2.397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5.191cm" svg:y1="6.207cm" svg:x2="5.191cm" svg:y2="1.127cm">
            <text:p/>
          </draw:line>
          <draw:line draw:style-name="gr3" draw:text-style-name="P3" draw:layer="layout" svg:x1="5.191cm" svg:y1="3.921cm" svg:x2="9.255cm" svg:y2="1.889cm">
            <text:p/>
          </draw:line>
          <draw:line draw:style-name="gr4" draw:text-style-name="P3" draw:layer="layout" svg:x1="5.064cm" svg:y1="6.08cm" svg:x2="7.985cm" svg:y2="1.127cm">
            <text:p/>
          </draw:line>
          <draw:custom-shape draw:style-name="gr5" draw:text-style-name="P4" draw:layer="layout" svg:width="7.62cm" svg:height="6.985cm" svg:x="1.381cm" svg:y="2.77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" draw:text-style-name="P1" draw:layer="layout" svg:width="0.606cm" svg:height="0.373cm" svg:x="7.187cm" svg:y="2.297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1" draw:text-style-name="P1" draw:layer="layout" svg:width="0.487cm" svg:height="0.242cm" svg:x="5.126cm" svg:y="5.114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style-name="gr1" draw:text-style-name="P1" draw:layer="layout" svg:width="0.615cm" svg:height="0.373cm" svg:x="5.127cm" svg:y="3.214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style-name="gr1" draw:text-style-name="P1" draw:layer="layout" svg:width="1.005cm" svg:height="0.513cm" svg:x="6.015cm" svg:y="4.424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style-name="gr1" draw:text-style-name="P1" draw:layer="layout" svg:width="0.636cm" svg:height="0.53cm" svg:x="4.528cm" svg:y="4.415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line draw:style-name="gr6" draw:text-style-name="P1" draw:layer="layout" svg:x1="5.253cm" svg:y1="3.921cm" svg:x2="5.253cm" svg:y2="5.953cm">
            <text:p/>
          </draw:line>
          <draw:line draw:style-name="gr6" draw:text-style-name="P1" draw:layer="layout" svg:x1="6.904cm" svg:y1="3.159cm" svg:x2="5.253cm" svg:y2="5.953cm">
            <text:p/>
          </draw:line>
          <draw:frame draw:style-name="gr7" draw:text-style-name="P1" draw:layer="layout" svg:width="0.517cm" svg:height="0.47cm" svg:x="4.828cm" svg:y="5.815cm">
            <draw:object xlink:href="./Object 7" xlink:type="simple" xlink:show="embed" xlink:actuate="onLoad">
              <loext:p text:style-name="P1"/>
            </draw:object>
            <draw:image xlink:href="./ObjectReplacements/Object 7" xlink:type="simple" xlink:show="embed" xlink:actuate="onLoad"/>
          </draw:frame>
          <draw:frame draw:style-name="gr7" draw:text-style-name="P1" draw:layer="layout" svg:width="0.517cm" svg:height="0.47cm" svg:x="4.829cm" svg:y="3.615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style-name="gr7" draw:text-style-name="P1" draw:layer="layout" svg:width="0.48cm" svg:height="0.47cm" svg:x="6.73cm" svg:y="2.815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OpenSymbol" svg:font-family="OpenSymbol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3T06:45:11.629651909</meta:creation-date>
    <dc:date>2022-01-03T07:17:36.050706788</dc:date>
    <meta:editing-duration>PT10M43S</meta:editing-duration>
    <meta:editing-cycles>2</meta:editing-cycles>
    <meta:generator>LibreOffice/6.4.7.2$Linux_X86_64 LibreOffice_project/40$Build-2</meta:generator>
    <meta:document-statistic meta:object-count="17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sub>
      <mi>γ</mi>
      <mn>1</mn>
    </msub>
    <annotation encoding="StarMath 5.0">%gamma_1</annotation>
  </semantics>
</math>
</file>

<file path=Object 3/content.xml><?xml version="1.0" encoding="utf-8"?>
<math xmlns="http://www.w3.org/1998/Math/MathML" display="block">
  <semantics>
    <mi>α</mi>
    <annotation encoding="StarMath 5.0">%alpha</annotation>
  </semantics>
</math>
</file>

<file path=Object 4/content.xml><?xml version="1.0" encoding="utf-8"?>
<math xmlns="http://www.w3.org/1998/Math/MathML" display="block">
  <semantics>
    <msub>
      <mi>γ</mi>
      <mn>0</mn>
    </msub>
    <annotation encoding="StarMath 5.0">%gamma_0</annotation>
  </semantics>
</math>
</file>

<file path=Object 5/content.xml><?xml version="1.0" encoding="utf-8"?>
<math xmlns="http://www.w3.org/1998/Math/MathML" display="block">
  <semantics>
    <mrow>
      <mi>R</mi>
      <mrow>
        <mo fence="true" stretchy="false">(</mo>
        <mrow>
          <mi>t</mi>
        </mrow>
        <mo fence="true" stretchy="false">)</mo>
      </mrow>
    </mrow>
    <annotation encoding="StarMath 5.0">R( t )</annotation>
  </semantics>
</math>
</file>

<file path=Object 6/content.xml><?xml version="1.0" encoding="utf-8"?>
<math xmlns="http://www.w3.org/1998/Math/MathML" display="block">
  <semantics>
    <msub>
      <mi>R</mi>
      <mn>0</mn>
    </msub>
    <annotation encoding="StarMath 5.0">R_0</annotation>
  </semantics>
</math>
</file>

<file path=Object 7/content.xml><?xml version="1.0" encoding="utf-8"?>
<math xmlns="http://www.w3.org/1998/Math/MathML" display="block">
  <semantics>
    <mi>O</mi>
    <annotation encoding="StarMath 5.0">O</annotation>
  </semantics>
</math>
</file>

<file path=Object 8/content.xml><?xml version="1.0" encoding="utf-8"?>
<math xmlns="http://www.w3.org/1998/Math/MathML" display="block">
  <semantics>
    <mi>A</mi>
    <annotation encoding="StarMath 5.0">A</annotation>
  </semantics>
</math>
</file>

<file path=Object 9/content.xml><?xml version="1.0" encoding="utf-8"?>
<math xmlns="http://www.w3.org/1998/Math/MathML" display="block">
  <semantics>
    <mi>B</mi>
    <annotation encoding="StarMath 5.0">B</annotation>
  </semantics>
</math>
</file>